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2112" calcext:value-type="float">
            <text:p>109.8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1912" calcext:value-type="float">
            <text:p>108.2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8192" calcext:value-type="float">
            <text:p>105.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0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7976" calcext:value-type="float">
            <text:p>91.2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8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6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0403</text:p>
          </table:table-cell>
          <table:table-cell office:value-type="string" calcext:value-type="string">
            <text:p>196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